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mm.tt/app/map/3624861069?t=OBy1axGuaE" text:style-name="Internet_20_link" text:visited-style-name="Visited_20_Internet_20_Link">https://mm.tt/app/map/3624861069?t=OBy1axGuaE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0T09:57:39.930000000</meta:creation-date>
    <dc:date>2025-02-20T09:57:52.035000000</dc:date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46" meta:non-whitespace-character-count="45"/>
    <meta:generator>LibreOffice/24.8.0.3$Windows_X86_64 LibreOffice_project/0bdf1299c94fe897b119f97f3c613e9dca6be583</meta:generator>
  </office:meta>
</office:document-meta>
</file>